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rl-tb"/>
      <style:text-properties style:font-name="Arial" officeooo:rsid="000b0893" officeooo:paragraph-rsid="000b0893"/>
    </style:style>
    <style:style style:name="P2" style:family="paragraph" style:parent-style-name="Standard">
      <style:paragraph-properties fo:text-align="start" style:justify-single-word="false" style:writing-mode="rl-tb"/>
      <style:text-properties style:font-name="Arial" officeooo:rsid="000ed5c9" officeooo:paragraph-rsid="000ed5c9"/>
    </style:style>
    <style:style style:name="P3" style:family="paragraph" style:parent-style-name="Standard">
      <style:paragraph-properties fo:text-align="start" style:justify-single-word="false" style:writing-mode="rl-tb"/>
      <style:text-properties style:font-name="Arial" officeooo:rsid="0010a9d6" officeooo:paragraph-rsid="0010a9d6"/>
    </style:style>
    <style:style style:name="P4" style:family="paragraph" style:parent-style-name="Standard">
      <style:paragraph-properties fo:text-align="start" style:justify-single-word="false" style:writing-mode="rl-tb"/>
      <style:text-properties style:font-name="Arial" officeooo:rsid="0010a9d6" officeooo:paragraph-rsid="00148ba1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Arial" officeooo:rsid="00138e97" officeooo:paragraph-rsid="001ad6ef"/>
    </style:style>
    <style:style style:name="P6" style:family="paragraph" style:parent-style-name="Standard">
      <style:paragraph-properties fo:text-align="end" style:justify-single-word="false" style:writing-mode="rl-tb"/>
      <style:text-properties style:font-name="Arial" officeooo:rsid="00138e97" officeooo:paragraph-rsid="0020905d"/>
    </style:style>
    <style:style style:name="P7" style:family="paragraph" style:parent-style-name="Standard">
      <style:paragraph-properties fo:text-align="end" style:justify-single-word="false" style:writing-mode="rl-tb"/>
      <style:text-properties style:font-name="Arial" officeooo:rsid="00138e97" officeooo:paragraph-rsid="0025f621"/>
    </style:style>
    <style:style style:name="P8" style:family="paragraph" style:parent-style-name="Standard">
      <style:paragraph-properties fo:text-align="end" style:justify-single-word="false" style:writing-mode="rl-tb"/>
      <style:text-properties style:font-name="Arial" officeooo:rsid="00138e97" officeooo:paragraph-rsid="0026b206"/>
    </style:style>
    <style:style style:name="P9" style:family="paragraph" style:parent-style-name="Standard">
      <style:paragraph-properties fo:text-align="end" style:justify-single-word="false" style:writing-mode="rl-tb"/>
      <style:text-properties style:font-name="Arial" style:text-underline-style="solid" style:text-underline-width="auto" style:text-underline-color="font-color" officeooo:rsid="001e1b13" officeooo:paragraph-rsid="001e1b13"/>
    </style:style>
    <style:style style:name="P10" style:family="paragraph" style:parent-style-name="Standard">
      <style:paragraph-properties fo:text-align="end" style:justify-single-word="false" style:writing-mode="rl-tb"/>
      <style:text-properties style:font-name="Arial" officeooo:rsid="001e1b13" officeooo:paragraph-rsid="001e1b13"/>
    </style:style>
    <style:style style:name="P11" style:family="paragraph" style:parent-style-name="Standard">
      <style:paragraph-properties fo:text-align="start" style:justify-single-word="false" style:writing-mode="rl-tb"/>
      <style:text-properties style:font-name="Arial" officeooo:rsid="00187570" officeooo:paragraph-rsid="00187570"/>
    </style:style>
    <style:style style:name="P12" style:family="paragraph" style:parent-style-name="Standard">
      <style:paragraph-properties fo:text-align="end" style:justify-single-word="false" style:writing-mode="rl-tb"/>
      <style:text-properties style:font-name="Arial" officeooo:rsid="001ad89a" officeooo:paragraph-rsid="001ad6ef"/>
    </style:style>
    <style:style style:name="P13" style:family="paragraph" style:parent-style-name="Standard">
      <style:paragraph-properties fo:text-align="end" style:justify-single-word="false" style:writing-mode="rl-tb"/>
      <style:text-properties style:font-name="Arial" officeooo:rsid="001ad89a" officeooo:paragraph-rsid="002a5c9c"/>
    </style:style>
    <style:style style:name="P14" style:family="paragraph" style:parent-style-name="Standard">
      <style:paragraph-properties fo:text-align="end" style:justify-single-word="false" style:writing-mode="rl-tb"/>
      <style:text-properties style:font-name="Arial" officeooo:rsid="001ad89a" officeooo:paragraph-rsid="002cdd90"/>
    </style:style>
    <style:style style:name="P15" style:family="paragraph" style:parent-style-name="Standard">
      <style:paragraph-properties fo:text-align="end" style:justify-single-word="false" style:writing-mode="rl-tb"/>
      <style:text-properties style:font-name="Arial" officeooo:rsid="001eb334" officeooo:paragraph-rsid="001eb334"/>
    </style:style>
    <style:style style:name="P16" style:family="paragraph" style:parent-style-name="Standard">
      <style:paragraph-properties fo:text-align="end" style:justify-single-word="false" style:writing-mode="rl-tb"/>
      <style:text-properties style:font-name="Arial" officeooo:rsid="00242b84" officeooo:paragraph-rsid="0020905d"/>
    </style:style>
    <style:style style:name="P17" style:family="paragraph" style:parent-style-name="Standard">
      <style:paragraph-properties fo:text-align="end" style:justify-single-word="false" style:writing-mode="rl-tb"/>
      <style:text-properties style:font-name="Arial" officeooo:rsid="0025f621" officeooo:paragraph-rsid="0025f621"/>
    </style:style>
    <style:style style:name="P18" style:family="paragraph" style:parent-style-name="Standard">
      <style:paragraph-properties fo:text-align="end" style:justify-single-word="false" style:writing-mode="rl-tb"/>
      <style:text-properties style:font-name="Arial" officeooo:rsid="00266269" officeooo:paragraph-rsid="00266269"/>
    </style:style>
    <style:style style:name="P19" style:family="paragraph" style:parent-style-name="Standard">
      <style:paragraph-properties fo:text-align="end" style:justify-single-word="false" style:writing-mode="rl-tb"/>
      <style:text-properties style:font-name="Arial" officeooo:rsid="0026b206" officeooo:paragraph-rsid="0026b206"/>
    </style:style>
    <style:style style:name="P20" style:family="paragraph" style:parent-style-name="Standard">
      <style:paragraph-properties fo:text-align="end" style:justify-single-word="false" style:writing-mode="rl-tb"/>
      <style:text-properties style:font-name="Arial" officeooo:rsid="00284c8d" officeooo:paragraph-rsid="00284c8d"/>
    </style:style>
    <style:style style:name="P21" style:family="paragraph" style:parent-style-name="Standard">
      <style:paragraph-properties fo:text-align="start" style:justify-single-word="false" style:writing-mode="rl-tb"/>
      <style:text-properties style:font-name="Arial" officeooo:rsid="0029bba1" officeooo:paragraph-rsid="0029bba1"/>
    </style:style>
    <style:style style:name="P22" style:family="paragraph" style:parent-style-name="Standard">
      <style:paragraph-properties fo:text-align="start" style:justify-single-word="false" style:writing-mode="rl-tb"/>
      <style:text-properties style:font-name="Arial" officeooo:rsid="000b0893" officeooo:paragraph-rsid="00138e97"/>
    </style:style>
    <style:style style:name="T1" style:family="text">
      <style:text-properties officeooo:rsid="000d5153"/>
    </style:style>
    <style:style style:name="T2" style:family="text">
      <style:text-properties officeooo:rsid="000ec3e8"/>
    </style:style>
    <style:style style:name="T3" style:family="text">
      <style:text-properties officeooo:rsid="0010a9d6"/>
    </style:style>
    <style:style style:name="T4" style:family="text">
      <style:text-properties officeooo:rsid="0011cbdc"/>
    </style:style>
    <style:style style:name="T5" style:family="text">
      <style:text-properties officeooo:rsid="00138e97"/>
    </style:style>
    <style:style style:name="T6" style:family="text">
      <style:text-properties officeooo:rsid="00148ba1"/>
    </style:style>
    <style:style style:name="T7" style:family="text">
      <style:text-properties officeooo:rsid="00167c35"/>
    </style:style>
    <style:style style:name="T8" style:family="text">
      <style:text-properties officeooo:rsid="001ad6ef"/>
    </style:style>
    <style:style style:name="T9" style:family="text">
      <style:text-properties officeooo:rsid="001ad89a"/>
    </style:style>
    <style:style style:name="T10" style:family="text">
      <style:text-properties officeooo:rsid="001ae37d"/>
    </style:style>
    <style:style style:name="T11" style:family="text">
      <style:text-properties officeooo:rsid="001b1686"/>
    </style:style>
    <style:style style:name="T12" style:family="text">
      <style:text-properties officeooo:rsid="0020905d"/>
    </style:style>
    <style:style style:name="T13" style:family="text">
      <style:text-properties officeooo:rsid="00209a09"/>
    </style:style>
    <style:style style:name="T14" style:family="text">
      <style:text-properties officeooo:rsid="00226e98"/>
    </style:style>
    <style:style style:name="T15" style:family="text">
      <style:text-properties officeooo:rsid="0025f621"/>
    </style:style>
    <style:style style:name="T16" style:family="text">
      <style:text-properties officeooo:rsid="00266269"/>
    </style:style>
    <style:style style:name="T17" style:family="text">
      <style:text-properties officeooo:rsid="0026b206"/>
    </style:style>
    <style:style style:name="T18" style:family="text">
      <style:text-properties officeooo:rsid="00284c8d"/>
    </style:style>
    <style:style style:name="T19" style:family="text">
      <style:text-properties officeooo:rsid="002a5c9c"/>
    </style:style>
    <style:style style:name="T20" style:family="text">
      <style:text-properties officeooo:rsid="002b65f0"/>
    </style:style>
    <style:style style:name="T21" style:family="text">
      <style:text-properties officeooo:rsid="002cdd90"/>
    </style:style>
    <style:style style:name="T22" style:family="text">
      <style:text-properties officeooo:rsid="002e134b"/>
    </style:style>
    <style:style style:name="T23" style:family="text">
      <style:text-properties officeooo:rsid="002fdc2f"/>
    </style:style>
    <style:style style:name="T24" style:family="text">
      <style:text-properties officeooo:rsid="0030bf38"/>
    </style:style>
    <style:style style:name="T25" style:family="text">
      <style:text-properties officeooo:rsid="0030c19b"/>
    </style:style>
    <style:style style:name="T26" style:family="text">
      <style:text-properties officeooo:rsid="003190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Ilansh</text:p>
      <text:p text:style-name="P21">302514401</text:p>
      <text:p text:style-name="P21">Ilan Shamir</text:p>
      <text:p text:style-name="P21"/>
      <text:p text:style-name="P9">חלק 1:</text:p>
      <text:p text:style-name="P10">א.</text:p>
      <text:p text:style-name="P1">Type sizes in bytes</text:p>
      <text:p text:style-name="P1">char,<text:span text:style-name="T2"> unsigned char</text:span> – 1 byte</text:p>
      <text:p text:style-name="P2">short, unsigned short – 2 bytes</text:p>
      <text:p text:style-name="P1">Int, <text:span text:style-name="T2">unsigned int</text:span> – <text:span text:style-name="T1">4</text:span> bytes</text:p>
      <text:p text:style-name="P1">long, <text:span text:style-name="T2">unsigned long</text:span> – <text:span text:style-name="T1">8</text:span> bytes</text:p>
      <text:p text:style-name="P3">double – 8 bytes</text:p>
      <text:p text:style-name="P3">float – 4 bytes</text:p>
      <text:p text:style-name="P3"/>
      <text:p text:style-name="P4">Type min , max values</text:p>
      <text:p text:style-name="P4"><text:span text:style-name="T6"><text:s text:c="2"/>char : </text:span><text:span text:style-name="T6">-128 , 127</text:span></text:p>
      <text:p text:style-name="P4"><text:span text:style-name="T6">unsigned char : </text:span><text:span text:style-name="T7">0 , </text:span><text:span text:style-name="T6">255 </text:span><text:span text:style-name="T5"><text:s/></text:span></text:p>
      <text:p text:style-name="P22"><text:span text:style-name="T3"><text:s text:c="4"/><text:tab/></text:span><text:span text:style-name="T4">int: -2147483648 , 2147483647</text:span></text:p>
      <text:p text:style-name="P22"><text:span text:style-name="T5">unsigned int: </text:span><text:span text:style-name="T7">0 , </text:span><text:span text:style-name="T5">4294967295</text:span><text:span text:style-name="T4"> </text:span><text:span text:style-name="T3"><text:s/></text:span></text:p>
      <text:p text:style-name="P11">short: -32768 , 32767</text:p>
      <text:p text:style-name="P11">unsigned short: 0 , 65535</text:p>
      <text:p text:style-name="P11">long: -9223372036854775808 , 9223372036854775807</text:p>
      <text:p text:style-name="P11">unsigned long: 0 , 18446744073709551615</text:p>
      <text:p text:style-name="P11"/>
      <text:p text:style-name="P5"><text:span text:style-name="T8">ניתן לחשב את ערכי המקסימום והמינימום של הטיפוסים ע"פ גודלם בזכרון בעזרת חישוב של מספרים בינאריים, כלומר, מסתכלים על המספר </text:span><text:span text:style-name="T9">הבינארי</text:span><text:span text:style-name="T8"> הכי גבוה והכי נמוך שאפשר לייצג בעזרת מספר נתון של ביטים בינאריים (כל בייט מכיל שמונה ביטים) וממירים אותו ל</text:span><text:span text:style-name="T9">מספר עשרוני. כמו</text:span><text:span text:style-name="T10">ב</text:span><text:span text:style-name="T9">ן שעבור הטיפוסים המסומנים צריכים להוריד ביט אחד בשביל הסימן </text:span><text:span text:style-name="T11">ולבצע את החישוב עם שאר הביטים</text:span><text:span text:style-name="T9">.</text:span></text:p>
      <text:p text:style-name="P13"><text:span text:style-name="T19">Double ו float נועדו בשביל לייצג מספר רציונליים וממשיים כאשר float נועד למספרים קטנים יותר עם דיוק </text:span><text:span text:style-name="T20">נמוך</text:span><text:span text:style-name="T19"> ו double למספרים גדולים יותר עם דיוק ג</text:span><text:span text:style-name="T20">בוה</text:span><text:span text:style-name="T19">.</text:span></text:p>
      <text:p text:style-name="P14"><text:span text:style-name="T21">המספרים מיוצגים ע"י ביט של סימן, עוד מספר יחסית קטן של ביטים בשביל לייצג </text:span><text:span text:style-name="T22">אקספוננט של</text:span><text:span text:style-name="T21"> מספר שלם </text:span><text:span text:style-name="T23">על מנת להגיע למספרים גדולים</text:span><text:span text:style-name="T21">, וכל שאר הביטים בשביל לייצג את השבר </text:span><text:span text:style-name="T23">בדיוק גבוה</text:span><text:span text:style-name="T21"> –</text:span><text:span text:style-name="T24"> במקרה של double למשל, יש ביט אחד לסימן 11 ביטים למספר השלם ועוד52 לשבר.</text:span></text:p>
      <text:p text:style-name="P15"/>
      <text:p text:style-name="P15"/>
      <text:p text:style-name="P15">ב. בשלשה הראשונה המשתנים a ו b הם בעלי ערך זהה בזכרון, מכיוון שההפרש בין התו '9' והתו '6' בטבלת ascii הוא באמת 3, ולכן מתקיים מבחינה מספרית <text:s/>6+'9' = 9+'6' ולכן גם הערך שלהם בזכרון זהה.</text:p>
      <text:p text:style-name="P6"><text:span text:style-name="T12">שאר המשתנים לא מקיימים זאת, בשורה השנייה אנחנו מקבלים עבור a ו b </text:span><text:span text:style-name="T13">בהתאמה </text:span><text:span text:style-name="T12">ערך </text:span><text:span text:style-name="T13">מספרי </text:span><text:span text:style-name="T14">חיובי ושלילי </text:span><text:span text:style-name="T12">בזכרון, ואין שום סיבה גם שנקבל ערך זהה עם '9'-'6' או עם '9' + '6'. </text:span></text:p>
      <text:p text:style-name="P16"/>
      <text:p text:style-name="P17">ג. ראשית, נשים לב שמתבצעת חלוקה ב 0, לכן y איננו מקבל ערך קונקרטי והוא בוודאי אינו שווה 1, אז מודפס בתחילה y=-nan ואז מודפס גם y!=1.</text:p>
      <text:p text:style-name="P17">אם נשנה את השורה הראשונה ל int x=0 נקבל שגיאה בתכנית בגלל <text:span text:style-name="T25">אריתמטיקה לא נכונה, מחלקים שני אינטג'רים 0/0 ומציבים את התוצאה בדאבל, אך משתנה הדאבל לא יכול לקבל תוצאה קונק</text:span><text:span text:style-name="T26">ר</text:span><text:span text:style-name="T25">טית מהביטוי הזה.</text:span></text:p>
      <text:p text:style-name="P17"/>
      <text:p text:style-name="P7"><text:soft-page-break/><text:span text:style-name="T15">ד.</text:span><text:span text:style-name="T16">קטע הקוד ידפיס</text:span></text:p>
      <text:p text:style-name="P18">x!=y</text:p>
      <text:p text:style-name="P18">x=y</text:p>
      <text:p text:style-name="P19">זה קורה מכיוון שבתנאי ה if השני כתבנו "=” ולא "==” והקומפיילר קורא את זה בעצם בתור הצבה של 2 לתוך x, וזה מתפרש כ if(2) – תנאי אמת.</text:p>
      <text:p text:style-name="P8"><text:span text:style-name="T17">אם נציב </text:span><text:span text:style-name="T18">בהתחלה x=1 y=0 נקבל אמנם את התוצאה שציפינו לה אך רק במקרה.</text:span></text:p>
      <text:p text:style-name="P20">הקומפיילר הסתכל על ההצבה של 0 לתוך x, וזה מתפרש כ if (0) – תנאי שקר.</text:p>
      <text:p text:style-name="P20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lan Shamir</meta:initial-creator>
    <meta:creation-date>2011-07-24T14:31:21</meta:creation-date>
    <dc:date>2011-08-03T15:37:48</dc:date>
    <dc:creator>Ilan Shamir</dc:creator>
    <meta:editing-duration>PT02H00M55S</meta:editing-duration>
    <meta:editing-cycles>35</meta:editing-cycles>
    <meta:generator>OpenOffice.org/3.2$Unix OpenOffice.org_project/320m19$Build-9505</meta:generator>
    <meta:document-statistic meta:table-count="0" meta:image-count="0" meta:object-count="0" meta:page-count="2" meta:paragraph-count="34" meta:word-count="445" meta:character-count="2140"/>
  </office:meta>
</office:document-meta>
</file>